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Georgia, Times, 'Source Serif Pro', serif"/>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fo:font-size="12pt" fo:font-weight="bold" officeooo:rsid="01388a50" officeooo:paragraph-rsid="004f6c1d" style:font-size-asian="12pt" style:font-weight-asian="bold" style:font-size-complex="12pt" style:font-weight-complex="bold"/>
    </style:style>
    <style:style style:name="P2" style:family="paragraph" style:parent-style-name="Standard">
      <style:paragraph-properties fo:text-align="start" style:justify-single-word="false"/>
      <style:text-properties fo:font-size="12pt" fo:font-weight="bold" officeooo:rsid="00205be4" officeooo:paragraph-rsid="006107a7"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rsid="013a012c" officeooo:paragraph-rsid="006107a7"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officeooo:rsid="013a012c" officeooo:paragraph-rsid="004f6c1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13cd673" officeooo:paragraph-rsid="004f6c1d"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normal" officeooo:rsid="013fd128" officeooo:paragraph-rsid="004f6c1d" style:font-size-asian="12pt" style:font-weight-asian="normal" style:font-size-complex="12pt" style:font-weight-complex="normal"/>
    </style:style>
    <style:style style:name="P7" style:family="paragraph" style:parent-style-name="Standard">
      <style:text-properties officeooo:rsid="00205be4" officeooo:paragraph-rsid="005c035b"/>
    </style:style>
    <style:style style:name="P8" style:family="paragraph" style:parent-style-name="Standard">
      <style:paragraph-properties fo:text-align="start" style:justify-single-word="false"/>
      <style:text-properties fo:font-size="12pt" fo:font-weight="bold" officeooo:rsid="0055e663" officeooo:paragraph-rsid="0055e663"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normal" officeooo:rsid="0055e663" officeooo:paragraph-rsid="0055e663"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62439f" officeooo:paragraph-rsid="0062439f"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bold" officeooo:rsid="005dfb5d" officeooo:paragraph-rsid="005dfb5d" style:font-size-asian="12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normal" officeooo:rsid="00663f1c" officeooo:paragraph-rsid="00663f1c"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bold" officeooo:rsid="00663f1c" officeooo:paragraph-rsid="00663f1c" style:font-size-asian="12pt" style:font-weight-asian="bold" style:font-size-complex="12pt" style:font-weight-complex="bold"/>
    </style:style>
    <style:style style:name="P14" style:family="paragraph" style:parent-style-name="Standard">
      <style:text-properties officeooo:rsid="00205be4" officeooo:paragraph-rsid="00544d7a"/>
    </style:style>
    <style:style style:name="P15" style:family="paragraph" style:parent-style-name="Standard">
      <style:text-properties fo:font-weight="bold" officeooo:rsid="00524f39" officeooo:paragraph-rsid="00524f39" style:font-weight-asian="bold" style:font-weight-complex="bold"/>
    </style:style>
    <style:style style:name="P16" style:family="paragraph" style:parent-style-name="Standard">
      <style:text-properties officeooo:rsid="00524f39" officeooo:paragraph-rsid="00524f39"/>
    </style:style>
    <style:style style:name="P17" style:family="paragraph" style:parent-style-name="Standard">
      <style:text-properties officeooo:rsid="0014e440" officeooo:paragraph-rsid="0014e440"/>
    </style:style>
    <style:style style:name="P18" style:family="paragraph" style:parent-style-name="Standard">
      <style:text-properties officeooo:rsid="00205be4" officeooo:paragraph-rsid="00205be4"/>
    </style:style>
    <style:style style:name="P19" style:family="paragraph" style:parent-style-name="Standard">
      <style:text-properties fo:font-weight="bold" officeooo:rsid="00205be4" officeooo:paragraph-rsid="00205be4" style:font-weight-asian="bold" style:font-weight-complex="bold"/>
    </style:style>
    <style:style style:name="P20" style:family="paragraph" style:parent-style-name="Standard">
      <style:text-properties officeooo:rsid="00205be4" officeooo:paragraph-rsid="006bdea2"/>
    </style:style>
    <style:style style:name="P21" style:family="paragraph" style:parent-style-name="Standard">
      <style:text-properties fo:font-weight="bold" officeooo:rsid="007173e2" officeooo:paragraph-rsid="007173e2" style:font-weight-asian="bold" style:font-weight-complex="bold"/>
    </style:style>
    <style:style style:name="P22" style:family="paragraph" style:parent-style-name="Standard">
      <style:text-properties officeooo:rsid="007173e2" officeooo:paragraph-rsid="007173e2"/>
    </style:style>
    <style:style style:name="P23" style:family="paragraph" style:parent-style-name="Standard">
      <style:text-properties officeooo:rsid="00205be4" officeooo:paragraph-rsid="006f8598"/>
    </style:style>
    <style:style style:name="P24" style:family="paragraph" style:parent-style-name="Standard">
      <style:text-properties fo:font-weight="bold" officeooo:rsid="006b80d5" officeooo:paragraph-rsid="006b80d5" style:font-weight-asian="bold" style:font-weight-complex="bold"/>
    </style:style>
    <style:style style:name="P25" style:family="paragraph" style:parent-style-name="Standard">
      <style:text-properties officeooo:rsid="002e110c" officeooo:paragraph-rsid="002e110c"/>
    </style:style>
    <style:style style:name="P26" style:family="paragraph" style:parent-style-name="Standard">
      <style:text-properties officeooo:rsid="002215a9" officeooo:paragraph-rsid="002215a9"/>
    </style:style>
    <style:style style:name="P27" style:family="paragraph" style:parent-style-name="Standard">
      <style:text-properties officeooo:rsid="002215a9" officeooo:paragraph-rsid="00299a24"/>
    </style:style>
    <style:style style:name="P28" style:family="paragraph" style:parent-style-name="Standard">
      <style:text-properties officeooo:rsid="002215a9" officeooo:paragraph-rsid="00295db8"/>
    </style:style>
    <style:style style:name="P29" style:family="paragraph" style:parent-style-name="Standard">
      <style:text-properties officeooo:rsid="002215a9" officeooo:paragraph-rsid="00272587"/>
    </style:style>
    <style:style style:name="P30" style:family="paragraph" style:parent-style-name="Standard">
      <style:text-properties officeooo:rsid="00205be4" officeooo:paragraph-rsid="0020b616"/>
    </style:style>
    <style:style style:name="P31" style:family="paragraph" style:parent-style-name="Standard">
      <style:text-properties fo:font-weight="bold" officeooo:rsid="0069e0fa" officeooo:paragraph-rsid="0069e0fa" style:font-weight-asian="bold" style:font-weight-complex="bold"/>
    </style:style>
    <style:style style:name="P32" style:family="paragraph" style:parent-style-name="Standard">
      <style:text-properties officeooo:rsid="003573b9" officeooo:paragraph-rsid="00375b42"/>
    </style:style>
    <style:style style:name="P33" style:family="paragraph" style:parent-style-name="Standard">
      <style:text-properties officeooo:rsid="00375b42" officeooo:paragraph-rsid="00375b42"/>
    </style:style>
    <style:style style:name="P34" style:family="paragraph" style:parent-style-name="Standard">
      <style:text-properties officeooo:rsid="0017fd83" officeooo:paragraph-rsid="0017fd83"/>
    </style:style>
    <style:style style:name="P35" style:family="paragraph" style:parent-style-name="Standard">
      <style:text-properties officeooo:rsid="0019941b" officeooo:paragraph-rsid="0019941b"/>
    </style:style>
    <style:style style:name="P36" style:family="paragraph" style:parent-style-name="Standard">
      <style:text-properties fo:font-weight="bold" officeooo:rsid="001cba12" officeooo:paragraph-rsid="001cba12" style:font-weight-asian="bold" style:font-weight-complex="bold"/>
    </style:style>
    <style:style style:name="P37" style:family="paragraph" style:parent-style-name="Standard">
      <style:text-properties officeooo:rsid="001cba12" officeooo:paragraph-rsid="001cba12"/>
    </style:style>
    <style:style style:name="P38" style:family="paragraph" style:parent-style-name="Standard">
      <style:text-properties officeooo:rsid="001ef292" officeooo:paragraph-rsid="001ef292"/>
    </style:style>
    <style:style style:name="P39" style:family="paragraph" style:parent-style-name="Standard">
      <style:text-properties officeooo:rsid="002ef9dd" officeooo:paragraph-rsid="002ef9dd"/>
    </style:style>
    <style:style style:name="P40" style:family="paragraph" style:parent-style-name="Standard">
      <style:text-properties officeooo:rsid="0032c45e" officeooo:paragraph-rsid="0032c45e"/>
    </style:style>
    <style:style style:name="P41" style:family="paragraph" style:parent-style-name="Standard">
      <style:text-properties officeooo:rsid="00348fe1" officeooo:paragraph-rsid="00348fe1"/>
    </style:style>
    <style:style style:name="P42" style:family="paragraph" style:parent-style-name="Standard">
      <style:text-properties officeooo:rsid="0038224f" officeooo:paragraph-rsid="0038224f"/>
    </style:style>
    <style:style style:name="P43" style:family="paragraph" style:parent-style-name="Standard">
      <style:text-properties officeooo:rsid="003ce4ec" officeooo:paragraph-rsid="003ce4ec"/>
    </style:style>
    <style:style style:name="P44" style:family="paragraph" style:parent-style-name="Standard">
      <style:text-properties officeooo:rsid="004182b4" officeooo:paragraph-rsid="004182b4"/>
    </style:style>
    <style:style style:name="P45" style:family="paragraph" style:parent-style-name="Standard">
      <style:text-properties officeooo:rsid="004a442a" officeooo:paragraph-rsid="004a442a"/>
    </style:style>
    <style:style style:name="P46" style:family="paragraph" style:parent-style-name="Standard">
      <style:text-properties officeooo:rsid="004de528" officeooo:paragraph-rsid="00b61b3a"/>
    </style:style>
    <style:style style:name="P47" style:family="paragraph" style:parent-style-name="Standard">
      <style:text-properties officeooo:rsid="004a442a" officeooo:paragraph-rsid="00b61b3a"/>
    </style:style>
    <style:style style:name="P48" style:family="paragraph" style:parent-style-name="Standard">
      <style:text-properties officeooo:rsid="0078f397" officeooo:paragraph-rsid="0078f397"/>
    </style:style>
    <style:style style:name="P49" style:family="paragraph" style:parent-style-name="Standard">
      <style:text-properties officeooo:rsid="0079a155" officeooo:paragraph-rsid="0079a155"/>
    </style:style>
    <style:style style:name="P50" style:family="paragraph" style:parent-style-name="Standard">
      <style:text-properties officeooo:rsid="007a9c8d" officeooo:paragraph-rsid="007a9c8d"/>
    </style:style>
    <style:style style:name="P51" style:family="paragraph" style:parent-style-name="Standard">
      <style:text-properties officeooo:rsid="007ae493" officeooo:paragraph-rsid="007ae493"/>
    </style:style>
    <style:style style:name="P52" style:family="paragraph" style:parent-style-name="Standard">
      <style:text-properties officeooo:rsid="007ce40a" officeooo:paragraph-rsid="007ce40a"/>
    </style:style>
    <style:style style:name="P53" style:family="paragraph" style:parent-style-name="Standard">
      <style:text-properties officeooo:rsid="007e899e" officeooo:paragraph-rsid="007e899e"/>
    </style:style>
    <style:style style:name="P54" style:family="paragraph" style:parent-style-name="Standard">
      <style:text-properties officeooo:rsid="007fbee9" officeooo:paragraph-rsid="007fbee9"/>
    </style:style>
    <style:style style:name="P55" style:family="paragraph" style:parent-style-name="Standard">
      <style:text-properties officeooo:rsid="0080f3aa" officeooo:paragraph-rsid="0080f3aa"/>
    </style:style>
    <style:style style:name="P56" style:family="paragraph" style:parent-style-name="Standard">
      <style:text-properties officeooo:rsid="0081192b" officeooo:paragraph-rsid="0081192b"/>
    </style:style>
    <style:style style:name="P57" style:family="paragraph" style:parent-style-name="Standard">
      <style:text-properties officeooo:rsid="00815ed2" officeooo:paragraph-rsid="00815ed2"/>
    </style:style>
    <style:style style:name="P58" style:family="paragraph" style:parent-style-name="Standard">
      <style:text-properties officeooo:rsid="00834934" officeooo:paragraph-rsid="00834934"/>
    </style:style>
    <style:style style:name="P59" style:family="paragraph" style:parent-style-name="Standard">
      <style:text-properties officeooo:rsid="0084dc1a" officeooo:paragraph-rsid="0084dc1a"/>
    </style:style>
    <style:style style:name="P60" style:family="paragraph" style:parent-style-name="Standard">
      <style:text-properties officeooo:rsid="00867f0c" officeooo:paragraph-rsid="00b4c78d"/>
    </style:style>
    <style:style style:name="P61" style:family="paragraph" style:parent-style-name="Standard">
      <style:text-properties officeooo:rsid="00867f0c" officeooo:paragraph-rsid="00867f0c"/>
    </style:style>
    <style:style style:name="P62" style:family="paragraph" style:parent-style-name="Standard">
      <style:text-properties officeooo:rsid="0087d4c3" officeooo:paragraph-rsid="0087d4c3"/>
    </style:style>
    <style:style style:name="P63" style:family="paragraph" style:parent-style-name="Standard">
      <style:text-properties officeooo:rsid="0089b560" officeooo:paragraph-rsid="0089b560"/>
    </style:style>
    <style:style style:name="P64" style:family="paragraph" style:parent-style-name="Standard">
      <style:text-properties officeooo:rsid="008ac8d3" officeooo:paragraph-rsid="008ac8d3"/>
    </style:style>
    <style:style style:name="P65" style:family="paragraph" style:parent-style-name="Standard">
      <style:text-properties officeooo:rsid="008cc03b" officeooo:paragraph-rsid="008cc03b"/>
    </style:style>
    <style:style style:name="P66" style:family="paragraph" style:parent-style-name="Standard">
      <style:text-properties officeooo:rsid="008eb10a" officeooo:paragraph-rsid="008eb10a"/>
    </style:style>
    <style:style style:name="P67" style:family="paragraph" style:parent-style-name="Standard">
      <style:text-properties officeooo:rsid="0090ab8f" officeooo:paragraph-rsid="0090ab8f"/>
    </style:style>
    <style:style style:name="P68" style:family="paragraph" style:parent-style-name="Standard">
      <style:text-properties officeooo:rsid="0092b2a0" officeooo:paragraph-rsid="0092b2a0"/>
    </style:style>
    <style:style style:name="P69" style:family="paragraph" style:parent-style-name="Standard" style:list-style-name="L1">
      <style:text-properties officeooo:paragraph-rsid="00992188"/>
    </style:style>
    <style:style style:name="P70" style:family="paragraph" style:parent-style-name="Standard" style:list-style-name="L1">
      <style:text-properties officeooo:rsid="00992188" officeooo:paragraph-rsid="00992188"/>
    </style:style>
    <style:style style:name="P71" style:family="paragraph" style:parent-style-name="Standard" style:list-style-name="L1">
      <style:text-properties officeooo:rsid="00c671c9" officeooo:paragraph-rsid="00c671c9"/>
    </style:style>
    <style:style style:name="P72" style:family="paragraph" style:parent-style-name="Standard">
      <style:text-properties officeooo:rsid="00c671c9" officeooo:paragraph-rsid="00c671c9"/>
    </style:style>
    <style:style style:name="P73" style:family="paragraph" style:parent-style-name="Standard">
      <style:text-properties officeooo:rsid="00b6d753" officeooo:paragraph-rsid="00b6d753"/>
    </style:style>
    <style:style style:name="P74" style:family="paragraph" style:parent-style-name="Standard">
      <style:text-properties officeooo:rsid="00b84a20" officeooo:paragraph-rsid="00b84a20"/>
    </style:style>
    <style:style style:name="P75" style:family="paragraph" style:parent-style-name="Standard">
      <style:text-properties officeooo:rsid="00b952b2" officeooo:paragraph-rsid="00b952b2"/>
    </style:style>
    <style:style style:name="P76" style:family="paragraph" style:parent-style-name="Standard">
      <style:text-properties officeooo:rsid="00bb14b1" officeooo:paragraph-rsid="00bb14b1"/>
    </style:style>
    <style:style style:name="P77" style:family="paragraph" style:parent-style-name="Standard">
      <style:text-properties officeooo:rsid="00bba514" officeooo:paragraph-rsid="00bba514"/>
    </style:style>
    <style:style style:name="P78" style:family="paragraph" style:parent-style-name="Standard">
      <style:text-properties officeooo:rsid="0092b2a0" officeooo:paragraph-rsid="00bba514"/>
    </style:style>
    <style:style style:name="P79" style:family="paragraph" style:parent-style-name="Standard">
      <style:text-properties officeooo:rsid="009c888e" officeooo:paragraph-rsid="009c888e"/>
    </style:style>
    <style:style style:name="P80" style:family="paragraph" style:parent-style-name="Standard">
      <style:text-properties fo:font-weight="bold" officeooo:rsid="009c888e" officeooo:paragraph-rsid="009c888e" style:font-weight-asian="bold" style:font-weight-complex="bold"/>
    </style:style>
    <style:style style:name="P81" style:family="paragraph" style:parent-style-name="Standard">
      <style:text-properties fo:font-weight="normal" officeooo:rsid="009c888e" officeooo:paragraph-rsid="009c888e" style:font-weight-asian="normal" style:font-weight-complex="normal"/>
    </style:style>
    <style:style style:name="P82" style:family="paragraph" style:parent-style-name="Standard">
      <style:text-properties officeooo:rsid="009edf76" officeooo:paragraph-rsid="009edf76"/>
    </style:style>
    <style:style style:name="P83" style:family="paragraph" style:parent-style-name="Standard">
      <style:text-properties officeooo:rsid="00a2130b" officeooo:paragraph-rsid="00a2130b"/>
    </style:style>
    <style:style style:name="P84" style:family="paragraph" style:parent-style-name="Standard">
      <style:text-properties officeooo:rsid="00834934" officeooo:paragraph-rsid="00a2130b"/>
    </style:style>
    <style:style style:name="P85" style:family="paragraph" style:parent-style-name="Standard">
      <style:text-properties officeooo:rsid="0084dc1a" officeooo:paragraph-rsid="00a2130b"/>
    </style:style>
    <style:style style:name="P86" style:family="paragraph" style:parent-style-name="Standard">
      <style:text-properties officeooo:rsid="00a3f954" officeooo:paragraph-rsid="00a3f954"/>
    </style:style>
    <style:style style:name="P87" style:family="paragraph" style:parent-style-name="Standard">
      <style:text-properties officeooo:rsid="00a768b9" officeooo:paragraph-rsid="00a768b9"/>
    </style:style>
    <style:style style:name="P88" style:family="paragraph" style:parent-style-name="Standard">
      <style:text-properties officeooo:rsid="009c888e" officeooo:paragraph-rsid="00a16509"/>
    </style:style>
    <style:style style:name="P89" style:family="paragraph" style:parent-style-name="Standard">
      <style:text-properties fo:font-weight="bold" officeooo:rsid="00acb348" officeooo:paragraph-rsid="00acb348" style:font-weight-asian="bold" style:font-weight-complex="bold"/>
    </style:style>
    <style:style style:name="P90" style:family="paragraph" style:parent-style-name="Standard">
      <style:text-properties officeooo:rsid="00acb348" officeooo:paragraph-rsid="00acb348"/>
    </style:style>
    <style:style style:name="P91" style:family="paragraph" style:parent-style-name="Standard">
      <style:text-properties officeooo:rsid="0090ab8f" officeooo:paragraph-rsid="00aab18e"/>
    </style:style>
    <style:style style:name="P92" style:family="paragraph" style:parent-style-name="Standard">
      <style:text-properties officeooo:rsid="00af47ec" officeooo:paragraph-rsid="00af47ec"/>
    </style:style>
    <style:style style:name="P93" style:family="paragraph" style:parent-style-name="Standard">
      <style:text-properties officeooo:rsid="00780317" officeooo:paragraph-rsid="00780317"/>
    </style:style>
    <style:style style:name="P94" style:family="paragraph" style:parent-style-name="Standard">
      <style:text-properties officeooo:rsid="009c888e" officeooo:paragraph-rsid="00b2d0f0"/>
    </style:style>
    <style:style style:name="P95" style:family="paragraph" style:parent-style-name="Standard">
      <style:text-properties fo:font-weight="bold" officeooo:rsid="00bc5b78" officeooo:paragraph-rsid="00bc5b78" style:font-weight-asian="bold" style:font-weight-complex="bold"/>
    </style:style>
    <style:style style:name="P96" style:family="paragraph" style:parent-style-name="Standard">
      <style:text-properties officeooo:rsid="008cc03b" officeooo:paragraph-rsid="00b2d0f0"/>
    </style:style>
    <style:style style:name="P97" style:family="paragraph" style:parent-style-name="Standard">
      <style:text-properties officeooo:rsid="00c44f3f" officeooo:paragraph-rsid="00c44f3f"/>
    </style:style>
    <style:style style:name="P98" style:family="paragraph" style:parent-style-name="Standard">
      <style:text-properties officeooo:rsid="00c13d52" officeooo:paragraph-rsid="00c13d52"/>
    </style:style>
    <style:style style:name="P99" style:family="paragraph" style:parent-style-name="Standard">
      <style:text-properties officeooo:rsid="009c888e" officeooo:paragraph-rsid="00bdac47"/>
    </style:style>
    <style:style style:name="P100" style:family="paragraph" style:parent-style-name="Standard">
      <style:text-properties fo:font-weight="bold" officeooo:rsid="00c1dd95" officeooo:paragraph-rsid="00c1dd95" style:font-weight-asian="bold" style:font-weight-complex="bold"/>
    </style:style>
    <style:style style:name="P101" style:family="paragraph" style:parent-style-name="Standard">
      <style:text-properties officeooo:rsid="0089b560" officeooo:paragraph-rsid="00b2d0f0"/>
    </style:style>
    <style:style style:name="P102" style:family="paragraph" style:parent-style-name="Standard">
      <style:text-properties officeooo:rsid="009c888e" officeooo:paragraph-rsid="00c75450"/>
    </style:style>
    <style:style style:name="P103" style:family="paragraph" style:parent-style-name="Standard">
      <style:text-properties fo:font-weight="bold" officeooo:rsid="00c7e186" officeooo:paragraph-rsid="00c7e186" style:font-weight-asian="bold" style:font-weight-complex="bold"/>
    </style:style>
    <style:style style:name="P104" style:family="paragraph" style:parent-style-name="Standard">
      <style:text-properties officeooo:rsid="0092b2a0" officeooo:paragraph-rsid="00c75450"/>
    </style:style>
    <style:style style:name="P105" style:family="paragraph" style:parent-style-name="Standard" style:list-style-name="L1">
      <style:text-properties officeooo:paragraph-rsid="00c75450"/>
    </style:style>
    <style:style style:name="P106" style:family="paragraph" style:parent-style-name="Standard" style:list-style-name="L1">
      <style:text-properties officeooo:rsid="00992188" officeooo:paragraph-rsid="00c75450"/>
    </style:style>
    <style:style style:name="P107" style:family="paragraph" style:parent-style-name="Standard" style:list-style-name="L1">
      <style:text-properties officeooo:rsid="00c671c9" officeooo:paragraph-rsid="00c75450"/>
    </style:style>
    <style:style style:name="P108" style:family="paragraph" style:parent-style-name="Standard">
      <style:text-properties officeooo:rsid="00c671c9" officeooo:paragraph-rsid="00c75450"/>
    </style:style>
    <style:style style:name="P109" style:family="paragraph" style:parent-style-name="Standard">
      <style:text-properties fo:font-weight="bold" officeooo:rsid="00d298f3" officeooo:paragraph-rsid="00daf161" style:font-weight-asian="bold" style:font-weight-complex="bold"/>
    </style:style>
    <style:style style:name="P110" style:family="paragraph" style:parent-style-name="Standard">
      <style:text-properties fo:font-weight="normal" officeooo:rsid="00db15c0" officeooo:paragraph-rsid="00db15c0" style:font-weight-asian="normal" style:font-weight-complex="normal"/>
    </style:style>
    <style:style style:name="P111" style:family="paragraph" style:parent-style-name="Standard">
      <style:text-properties fo:font-weight="normal" officeooo:rsid="00d3d7f2" officeooo:paragraph-rsid="00daf161" style:font-weight-asian="normal" style:font-weight-complex="normal"/>
    </style:style>
    <style:style style:name="P112" style:family="paragraph" style:parent-style-name="Standard">
      <style:text-properties fo:font-weight="normal" officeooo:rsid="00d732dc" officeooo:paragraph-rsid="00daf161" style:font-weight-asian="normal" style:font-weight-complex="normal"/>
    </style:style>
    <style:style style:name="P113" style:family="paragraph" style:parent-style-name="Standard">
      <style:text-properties officeooo:rsid="009c888e" officeooo:paragraph-rsid="00d0b756"/>
    </style:style>
    <style:style style:name="P114" style:family="paragraph" style:parent-style-name="Standard">
      <style:text-properties fo:font-weight="bold" officeooo:rsid="00d0b756" officeooo:paragraph-rsid="00d0b756" style:font-weight-asian="bold" style:font-weight-complex="bold"/>
    </style:style>
    <style:style style:name="P115" style:family="paragraph" style:parent-style-name="Standard">
      <style:text-properties fo:font-weight="normal" officeooo:rsid="00d0b756" officeooo:paragraph-rsid="00d0b756" style:font-weight-asian="normal" style:font-weight-complex="normal"/>
    </style:style>
    <style:style style:name="P116" style:family="paragraph" style:parent-style-name="Standard">
      <style:text-properties officeooo:rsid="009c888e" officeooo:paragraph-rsid="00d298f3"/>
    </style:style>
    <style:style style:name="P117" style:family="paragraph" style:parent-style-name="Standard">
      <style:text-properties fo:font-weight="normal" officeooo:rsid="00d732dc" officeooo:paragraph-rsid="00d298f3" style:font-weight-asian="normal" style:font-weight-complex="normal"/>
    </style:style>
    <style:style style:name="P118" style:family="paragraph" style:parent-style-name="Standard">
      <style:text-properties fo:font-weight="bold" officeooo:rsid="00dd016a" officeooo:paragraph-rsid="00dd016a" style:font-weight-asian="bold" style:font-weight-complex="bold"/>
    </style:style>
    <style:style style:name="P119" style:family="paragraph" style:parent-style-name="Standard">
      <style:text-properties fo:font-weight="normal" officeooo:rsid="00dd016a" officeooo:paragraph-rsid="00dd016a" style:font-weight-asian="normal" style:font-weight-complex="normal"/>
    </style:style>
    <style:style style:name="P120" style:family="paragraph" style:parent-style-name="Standard">
      <style:text-properties fo:font-weight="normal" officeooo:rsid="00de209a" officeooo:paragraph-rsid="00de209a" style:font-weight-asian="normal" style:font-weight-complex="normal"/>
    </style:style>
    <style:style style:name="P121" style:family="paragraph" style:parent-style-name="Standard">
      <style:text-properties fo:font-weight="normal" officeooo:rsid="00df8d83" officeooo:paragraph-rsid="00df8d83" style:font-weight-asian="normal" style:font-weight-complex="normal"/>
    </style:style>
    <style:style style:name="P122" style:family="paragraph" style:parent-style-name="Standard">
      <style:text-properties fo:font-weight="normal" officeooo:rsid="00d732dc" officeooo:paragraph-rsid="00d732dc" style:font-weight-asian="normal" style:font-weight-complex="normal"/>
    </style:style>
    <style:style style:name="T1" style:family="text">
      <style:text-properties officeooo:rsid="006107a7"/>
    </style:style>
    <style:style style:name="T2" style:family="text">
      <style:text-properties officeooo:rsid="013b89ac" fo:background-color="#ffff00" loext:char-shading-value="0"/>
    </style:style>
    <style:style style:name="T3" style:family="text">
      <style:text-properties officeooo:rsid="013b89ac"/>
    </style:style>
    <style:style style:name="T4" style:family="text">
      <style:text-properties officeooo:rsid="014116bc"/>
    </style:style>
    <style:style style:name="T5" style:family="text">
      <style:text-properties officeooo:rsid="0141acdd"/>
    </style:style>
    <style:style style:name="T6" style:family="text">
      <style:text-properties officeooo:rsid="0141e325"/>
    </style:style>
    <style:style style:name="T7" style:family="text">
      <style:text-properties officeooo:rsid="0060171f"/>
    </style:style>
    <style:style style:name="T8" style:family="text">
      <style:text-properties officeooo:rsid="0056cc56"/>
    </style:style>
    <style:style style:name="T9" style:family="text">
      <style:text-properties officeooo:rsid="00599215"/>
    </style:style>
    <style:style style:name="T10" style:family="text">
      <style:text-properties officeooo:rsid="0067f62b"/>
    </style:style>
    <style:style style:name="T11" style:family="text">
      <style:text-properties officeooo:rsid="006913d6"/>
    </style:style>
    <style:style style:name="T12" style:family="text">
      <style:text-properties officeooo:rsid="00299a24"/>
    </style:style>
    <style:style style:name="T13" style:family="text">
      <style:text-properties officeooo:rsid="0029a44c"/>
    </style:style>
    <style:style style:name="T14" style:family="text">
      <style:text-properties officeooo:rsid="002a2cbb"/>
    </style:style>
    <style:style style:name="T15" style:family="text">
      <style:text-properties officeooo:rsid="002d17f0"/>
    </style:style>
    <style:style style:name="T16" style:family="text">
      <style:text-properties officeooo:rsid="002e07e5"/>
    </style:style>
    <style:style style:name="T17" style:family="text">
      <style:text-properties officeooo:rsid="0024a2d0"/>
    </style:style>
    <style:style style:name="T18" style:family="text">
      <style:text-properties officeooo:rsid="002a4175"/>
    </style:style>
    <style:style style:name="T19" style:family="text">
      <style:text-properties officeooo:rsid="002c0579"/>
    </style:style>
    <style:style style:name="T20" style:family="text">
      <style:text-properties officeooo:rsid="00263dd5"/>
    </style:style>
    <style:style style:name="T21" style:family="text">
      <style:text-properties officeooo:rsid="0023c6cf"/>
    </style:style>
    <style:style style:name="T22" style:family="text">
      <style:text-properties officeooo:rsid="00175556"/>
    </style:style>
    <style:style style:name="T23" style:family="text">
      <style:text-properties officeooo:rsid="00198e06"/>
    </style:style>
    <style:style style:name="T24" style:family="text">
      <style:text-properties officeooo:rsid="001b2cdc"/>
    </style:style>
    <style:style style:name="T25" style:family="text">
      <style:text-properties officeooo:rsid="001d611a"/>
    </style:style>
    <style:style style:name="T26" style:family="text">
      <style:text-properties officeooo:rsid="002fa636"/>
    </style:style>
    <style:style style:name="T27" style:family="text">
      <style:text-properties officeooo:rsid="00302ade"/>
    </style:style>
    <style:style style:name="T28" style:family="text">
      <style:text-properties officeooo:rsid="003a137c"/>
    </style:style>
    <style:style style:name="T29" style:family="text">
      <style:text-properties officeooo:rsid="003adbbd"/>
    </style:style>
    <style:style style:name="T30" style:family="text">
      <style:text-properties officeooo:rsid="003bc5fd"/>
    </style:style>
    <style:style style:name="T31" style:family="text">
      <style:text-properties officeooo:rsid="003d5920"/>
    </style:style>
    <style:style style:name="T32" style:family="text">
      <style:text-properties officeooo:rsid="003e08a3"/>
    </style:style>
    <style:style style:name="T33" style:family="text">
      <style:text-properties officeooo:rsid="003fc3bd"/>
    </style:style>
    <style:style style:name="T34" style:family="text">
      <style:text-properties officeooo:rsid="00453645"/>
    </style:style>
    <style:style style:name="T35" style:family="text">
      <style:text-properties officeooo:rsid="0046c757"/>
    </style:style>
    <style:style style:name="T36" style:family="text">
      <style:text-properties officeooo:rsid="00488fa5"/>
    </style:style>
    <style:style style:name="T37" style:family="text">
      <style:text-properties officeooo:rsid="004b4b50"/>
    </style:style>
    <style:style style:name="T38" style:family="text">
      <style:text-properties officeooo:rsid="004cb97b"/>
    </style:style>
    <style:style style:name="T39" style:family="text">
      <style:text-properties officeooo:rsid="004e9c61"/>
    </style:style>
    <style:style style:name="T40" style:family="text">
      <style:text-properties officeooo:rsid="0078f397"/>
    </style:style>
    <style:style style:name="T41" style:family="text">
      <style:text-properties officeooo:rsid="007fbbeb"/>
    </style:style>
    <style:style style:name="T42" style:family="text">
      <style:text-properties officeooo:rsid="00853bf2"/>
    </style:style>
    <style:style style:name="T43" style:family="text">
      <style:text-properties officeooo:rsid="00979ec5"/>
    </style:style>
    <style:style style:name="T44" style:family="text">
      <style:text-properties officeooo:rsid="0093f4a7"/>
    </style:style>
    <style:style style:name="T45" style:family="text">
      <style:text-properties officeooo:rsid="00992188"/>
    </style:style>
    <style:style style:name="T46" style:family="text">
      <style:text-properties officeooo:rsid="009d6095"/>
    </style:style>
    <style:style style:name="T47" style:family="text">
      <style:text-properties fo:font-weight="bold" style:font-weight-asian="bold" style:font-weight-complex="bold"/>
    </style:style>
    <style:style style:name="T48" style:family="text">
      <style:text-properties officeooo:rsid="00a3319d"/>
    </style:style>
    <style:style style:name="T49" style:family="text">
      <style:text-properties officeooo:rsid="00ae14bb"/>
    </style:style>
    <style:style style:name="T50" style:family="text">
      <style:text-properties officeooo:rsid="00c03432"/>
    </style:style>
    <style:style style:name="T51" style:family="text">
      <style:text-properties officeooo:rsid="00c1cac9"/>
    </style:style>
    <style:style style:name="T52" style:family="text">
      <style:text-properties officeooo:rsid="00cc4f2c"/>
    </style:style>
    <style:style style:name="T53" style:family="text">
      <style:text-properties officeooo:rsid="00cab085"/>
    </style:style>
    <style:style style:name="T54" style:family="text">
      <style:text-properties officeooo:rsid="00cf923b"/>
    </style:style>
    <style:style style:name="T55" style:family="text">
      <style:text-properties officeooo:rsid="00d1a3ea"/>
    </style:style>
    <style:style style:name="T56" style:family="text">
      <style:text-properties officeooo:rsid="00d1fc7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se the /suggest theme and /suggest wildcard commands to suggest themes and suggestions. You can use them in any text channel other than #general.</text:p>
      <text:p text:style-name="P1"/>
      <text:p text:style-name="P2">======================================</text:p>
      <text:p text:style-name="P3"/>
      <text:p text:style-name="P3"><text:span text:style-name="T1">Game Jam </text:span>Rules:</text:p>
      <text:p text:style-name="P3"/>
      <text:p text:style-name="P4">-Must develop using Godot</text:p>
      <text:p text:style-name="P4">-No AI-Generated works</text:p>
      <text:p text:style-name="P4">-Must have working HTML5 export</text:p>
      <text:p text:style-name="P4">-No new content after deadline</text:p>
      <text:p text:style-name="P4">-<text:span text:style-name="T2">Follow the main theme. </text:span><text:span text:style-name="T3">Wildcards are optional and do not affect score.</text:span></text:p>
      <text:p text:style-name="P1"/>
      <text:p text:style-name="P5">Judging:</text:p>
      <text:p text:style-name="P5">&gt; Theme: How well does the game adhere to the chosen theme?</text:p>
      <text:p text:style-name="P5">&gt; Fun: Was it fun? Enjoyable?</text:p>
      <text:p text:style-name="P5">&gt; Controls: How smooth is the game? Are the controls clunky or intuitive?</text:p>
      <text:p text:style-name="P5">&gt; Graphics: Does the game look good? Does the art style fit the game? Is the pixel art charming?</text:p>
      <text:p text:style-name="P5">&gt; Audio: How is the music? Does it fit? What about the sound effects?</text:p>
      <text:p text:style-name="P5">&gt; Accessibility: How well did the game implement features from this list? </text:p>
      <text:p text:style-name="P5">&gt; Originality: Were you pleasantly surprised by some game mechanic or design in the game?</text:p>
      <text:p text:style-name="P1"/>
      <text:p text:style-name="P6">Tips:</text:p>
      <text:p text:style-name="P6">-Take breaks (walk, stretch, etc.) Jam lasts 9 days for a reason.</text:p>
      <text:p text:style-name="P6">-<text:span text:style-name="T4">Experiment with ideas—don’t let fear/doubt stop you from trying something new.</text:span></text:p>
      <text:p text:style-name="P6">-<text:span text:style-name="T4">Set yourself a goal (or goals) for the jam and communicate with your team. This goes for new tools, techniques, ideas, etc.</text:span></text:p>
      <text:p text:style-name="P6">-<text:span text:style-name="T4">You don’t have to be an expert in everything. Consider joining a team.</text:span></text:p>
      <text:p text:style-name="P6">-<text:span text:style-name="T5">Don’t let fear of the unknown stop you.</text:span></text:p>
      <text:p text:style-name="P6">-<text:span text:style-name="T5">By acknowledging your flaws, you are giving yourself space to grow.</text:span></text:p>
      <text:p text:style-name="P6">-<text:span text:style-name="T6">Check the Accessibility Basics list.</text:span></text:p>
      <text:p text:style-name="P1"/>
      <text:p text:style-name="P7">======================================</text:p>
      <text:p text:style-name="P1"/>
      <text:p text:style-name="P8">Individual <text:span text:style-name="T7">Interests / </text:span>Goals:</text:p>
      <text:p text:style-name="P9"/>
      <text:p text:style-name="P10">Bacon:</text:p>
      <text:p text:style-name="P11">Learn how to work on a team.</text:p>
      <text:p text:style-name="P8">Experiment with Godot’s 2D Lighting (some light emanating around the player, environment ambient lighting of torches / etc.)</text:p>
      <text:p text:style-name="P8"><text:span text:style-name="T8">Write </text:span><text:span text:style-name="T9">s</text:span>haders for <text:span text:style-name="T8">things such as </text:span>animated/<text:span text:style-name="T8">swaying</text:span> grass/flowers.</text:p>
      <text:p text:style-name="P8"/>
      <text:p text:style-name="P12">R. Lettuce:</text:p>
      <text:p text:style-name="P13"/>
      <text:p text:style-name="P12">Muqic:</text:p>
      <text:p text:style-name="P12"/>
      <text:p text:style-name="P13"/>
      <text:p text:style-name="P13"><text:soft-page-break/></text:p>
      <text:p text:style-name="P13"/>
      <text:p text:style-name="P13"/>
      <text:p text:style-name="P14">====================================== </text:p>
      <text:p text:style-name="P14"/>
      <text:p text:style-name="P15">Team Goals:</text:p>
      <text:p text:style-name="P16"/>
      <text:p text:style-name="P17">Team up with some programmers/<text:span text:style-name="T10">artists/musicians/</text:span>writers</text:p>
      <text:p text:style-name="P17">Looking to make a story-based game with some battle or puzzle mechanics, but will play things by ear.</text:p>
      <text:p text:style-name="P17"/>
      <text:p text:style-name="P17">Story-based game elements:</text:p>
      <text:p text:style-name="P17"/>
      <text:p text:style-name="P17">Dialogue / text scrolling</text:p>
      <text:p text:style-name="P17">Linear / sequential gameplay</text:p>
      <text:p text:style-name="P17">Choices?</text:p>
      <text:p text:style-name="P17">Combat/battle and/or Puzzle mechanics</text:p>
      <text:p text:style-name="P17"/>
      <text:p text:style-name="P17">Tile-based game</text:p>
      <text:p text:style-name="P17">Level-based game</text:p>
      <text:p text:style-name="P17"/>
      <text:p text:style-name="P17"/>
      <text:p text:style-name="P18">======================================</text:p>
      <text:p text:style-name="P17"/>
      <text:p text:style-name="P19">Team:</text:p>
      <text:p text:style-name="P18"/>
      <text:p text:style-name="P17">2D pixel artist <text:span text:style-name="T11">(R. Lettuce)</text:span></text:p>
      <text:p text:style-name="P17">Musician <text:span text:style-name="T11">(Muqic)</text:span></text:p>
      <text:p text:style-name="P17">programmer / godot expert <text:span text:style-name="T11">(Bacon)</text:span></text:p>
      <text:p text:style-name="P17"/>
      <text:p text:style-name="P20">======================================</text:p>
      <text:p text:style-name="P20"/>
      <text:p text:style-name="P21">Tools:</text:p>
      <text:p text:style-name="P22"/>
      <text:p text:style-name="P22">Godot Engine v4.4-beta1 (GDScript)</text:p>
      <text:p text:style-name="P22"/>
      <text:p text:style-name="P20"/>
      <text:p text:style-name="P23">======================================</text:p>
      <text:p text:style-name="P23"/>
      <text:p text:style-name="P23"/>
      <text:p text:style-name="P20"/>
      <text:p text:style-name="P24">Project Timeline:</text:p>
      <text:p text:style-name="P25">Sat/Sun/Mon/Tues for early prototype MVP</text:p>
      <text:p text:style-name="P25">Wed/Thu light rest days</text:p>
      <text:p text:style-name="P25">Fri/Sat/Sun polish and finish art/music</text:p>
      <text:p text:style-name="P26"/>
      <text:p text:style-name="P27">2/14 Friday – <text:span text:style-name="T12">Brainstorm ideas</text:span></text:p>
      <text:p text:style-name="P28">2/15 Sat – <text:span text:style-name="T12">Choose an idea, begin prototype</text:span></text:p>
      <text:p text:style-name="P28"><text:soft-page-break/>2/16 Sun – <text:span text:style-name="T12">Finish early prototype / </text:span><text:span text:style-name="T13">game loo</text:span><text:span text:style-name="T14">p</text:span></text:p>
      <text:p text:style-name="P28">2/17 Mon – <text:span text:style-name="T15">Work on prototype</text:span></text:p>
      <text:p text:style-name="P28">2/18 Tue – <text:span text:style-name="T16">Finish prototype</text:span></text:p>
      <text:p text:style-name="P26">2/19 Wed – <text:span text:style-name="T17">Early submission, </text:span><text:span text:style-name="T18">rest day / </text:span><text:span text:style-name="T19">light work</text:span></text:p>
      <text:p text:style-name="P28">2/20 Thu – <text:span text:style-name="T18">Rest day / </text:span><text:span text:style-name="T19">light work</text:span></text:p>
      <text:p text:style-name="P26">2/21 Fri – <text:span text:style-name="T20">Polish</text:span></text:p>
      <text:p text:style-name="P29">2/22 Sat – <text:span text:style-name="T20">Polish</text:span></text:p>
      <text:p text:style-name="P26">2/23 Sun – <text:span text:style-name="T21">Submit by 4pm</text:span></text:p>
      <text:p text:style-name="P17"/>
      <text:p text:style-name="P30">======================================</text:p>
      <text:p text:style-name="P30"/>
      <text:p text:style-name="P30"/>
      <text:p text:style-name="P30"/>
      <text:p text:style-name="P30"/>
      <text:p text:style-name="P31">Theme Brainstorming:</text:p>
      <text:p text:style-name="P17"/>
      <text:p text:style-name="P17">There can only be one</text:p>
      <text:p text:style-name="P17">--battle/ highlander</text:p>
      <text:p text:style-name="P17">--survival of the fittest</text:p>
      <text:p text:style-name="P17">--puzzle game: eliminate all but one</text:p>
      <text:p text:style-name="P17">--choose one of several options (upgrades?)</text:p>
      <text:p text:style-name="P17"/>
      <text:p text:style-name="P17">Enlighten, radiate</text:p>
      <text:p text:style-name="P17">--light torches</text:p>
      <text:p text:style-name="P17">--use godot 2d lighting</text:p>
      <text:p text:style-name="P32">Guiding light</text:p>
      <text:p text:style-name="P32">--fairy like link guides you through a dark area</text:p>
      <text:p text:style-name="P33">Shadows</text:p>
      <text:p text:style-name="P17"/>
      <text:p text:style-name="P17">Forever after, Sway</text:p>
      <text:p text:style-name="P17">--<text:span text:style-name="T22">sway the hearts of your opponents</text:span></text:p>
      <text:p text:style-name="P17"/>
      <text:p text:style-name="P17">Far far away</text:p>
      <text:p text:style-name="P17">--tower/endless game</text:p>
      <text:p text:style-name="P17"/>
      <text:p text:style-name="P34">Coming of Age</text:p>
      <text:p text:style-name="P34">--<text:span text:style-name="T23">story about a boy becoming a man</text:span></text:p>
      <text:p text:style-name="P34"/>
      <text:p text:style-name="P35">Revenge</text:p>
      <text:p text:style-name="P35">--uno reverse (tit for tat)</text:p>
      <text:p text:style-name="P35">--<text:span text:style-name="T24">puzzle game</text:span></text:p>
      <text:p text:style-name="P35"/>
      <text:p text:style-name="P36">Erase</text:p>
      <text:p text:style-name="P36">--puzzle platformer where you can erase things to reveal stuff</text:p>
      <text:p text:style-name="P36">--<text:span text:style-name="T25">falling through the floor, erase parts of the level so that a ball can roll down a track to the finish.</text:span></text:p>
      <text:p text:style-name="P37"/>
      <text:p text:style-name="P38">Opposites Attract</text:p>
      <text:p text:style-name="P38"><text:soft-page-break/>--magnet puzzle game</text:p>
      <text:p text:style-name="P38"><text:s/></text:p>
      <text:p text:style-name="P39">Pantheon</text:p>
      <text:p text:style-name="P39">--ancient church / building to the gods</text:p>
      <text:p text:style-name="P39">--<text:span text:style-name="T26">some story about gods and humans like greek type sh</text:span><text:span text:style-name="T27">i</text:span></text:p>
      <text:p text:style-name="P39"/>
      <text:p text:style-name="P40">Free Floating / Bubbles</text:p>
      <text:p text:style-name="P40">--Rise to the top in your bubble</text:p>
      <text:p text:style-name="P40">--If your bubble pops you have to jump to another bubble</text:p>
      <text:p text:style-name="P40"/>
      <text:p text:style-name="P41">Integrate</text:p>
      <text:p text:style-name="P41">--solve math equations fast enough before your teacher slaps you</text:p>
      <text:p text:style-name="P41"/>
      <text:p text:style-name="P42">Waves</text:p>
      <text:p text:style-name="P42">--get some serious math / sinusoids on and figure out <text:span text:style-name="T28">how to make</text:span> bullet hell patterns</text:p>
      <text:p text:style-name="P42">--<text:span text:style-name="T29">ocean / fishing</text:span></text:p>
      <text:p text:style-name="P42">--<text:span text:style-name="T30">3d game would probably be better but hard since pixel art</text:span></text:p>
      <text:p text:style-name="P42"/>
      <text:p text:style-name="P43">Spiders</text:p>
      <text:p text:style-name="P43">--cute lil pixel art spiders</text:p>
      <text:p text:style-name="P43">--try to climb up walls and shit</text:p>
      <text:p text:style-name="P43">--<text:span text:style-name="T31">ITSY BITSY SPIDER CLIMB UP THE WATER SPOUT</text:span></text:p>
      <text:p text:style-name="P43">--<text:span text:style-name="T32">spider web u gotta catch the pre</text:span><text:span text:style-name="T33">y, idk good theme</text:span></text:p>
      <text:p text:style-name="P43"/>
      <text:p text:style-name="P44">Echo</text:p>
      <text:p text:style-name="P44">--a game where you shout and the sound waves bounce off of walls and stuff</text:p>
      <text:p text:style-name="P44">--the echo has to reach a target to win the puzzle/level</text:p>
      <text:p text:style-name="P44">--<text:span text:style-name="T34">FUS ROH DAH</text:span></text:p>
      <text:p text:style-name="P44">--<text:span text:style-name="T35">a game about a bat where you have to use echolocation to </text:span><text:span text:style-name="T36">navigate and find objects in a dark cavern</text:span></text:p>
      <text:p text:style-name="P44"/>
      <text:p text:style-name="P44"/>
      <text:p text:style-name="P45">========================================</text:p>
      <text:p text:style-name="P45"/>
      <text:p text:style-name="P45">Wildcards – <text:span text:style-name="T37">these really don’t matter at all, just helps to inspire your game </text:span><text:span text:style-name="T38">ideas</text:span></text:p>
      <text:p text:style-name="P45"/>
      <text:p text:style-name="P46">Be my Valentine – add romance options… <text:span text:style-name="T39">hearts and love &lt;3</text:span></text:p>
      <text:p text:style-name="P46"/>
      <text:p text:style-name="P47">========================================</text:p>
      <text:p text:style-name="P46"/>
      <text:p text:style-name="P46"><text:span text:style-name="T40">Theme: ERASE</text:span></text:p>
      <text:p text:style-name="P48"/>
      <text:p text:style-name="P49">Pencil / Eraser</text:p>
      <text:p text:style-name="P50">Construction and Deconstruction (alchemy.)</text:p>
      <text:p text:style-name="P51">Remove something to discover something else (archaeology.)</text:p>
      <text:p text:style-name="P51"/>
      <text:p text:style-name="P52">A game about erasing things</text:p>
      <text:p text:style-name="P52">A game where you have to erase your memory or something to discover the truth</text:p>
      <text:p text:style-name="P52"><text:soft-page-break/>Erase the lies that you have been told</text:p>
      <text:p text:style-name="P52">Erase your memories of who you thought you were</text:p>
      <text:p text:style-name="P53">DEATH NOTE – Erase people from existence <text:span text:style-name="T41">(erase their names)</text:span></text:p>
      <text:p text:style-name="P53"/>
      <text:p text:style-name="P54">Physical – Drawing, writing</text:p>
      <text:p text:style-name="P54">Books, works/letter/sentences</text:p>
      <text:p text:style-name="P54">Discover clues / hidden messages, codes within the text (CHEESE OF TRUTH)</text:p>
      <text:p text:style-name="P54"/>
      <text:p text:style-name="P55">Excavating / Uncovering</text:p>
      <text:p text:style-name="P55">Play as an archaeologist trying to uncover lost artifacts</text:p>
      <text:p text:style-name="P55">Or a toddler looking for their toys in the sand.</text:p>
      <text:p text:style-name="P55"/>
      <text:p text:style-name="P56">Time, Memories, Facts</text:p>
      <text:p text:style-name="P56"/>
      <text:p text:style-name="P56">Game where a ball drops, you have to erase parts of the level to reach the finish.</text:p>
      <text:p text:style-name="P56"/>
      <text:p text:style-name="P57">These Snowy Nights – A game about the changing seasons: life, death and renewal.</text:p>
      <text:p text:style-name="P57"/>
      <text:p text:style-name="P58">Play as a school child going through your valentine’s candies. Change the messages on them by erasing letters / words to change their meaning.</text:p>
      <text:p text:style-name="P59">Or play as an envious lover trying to erase their crush’s girlfriend/boyfriend so that they can be together. <text:span text:style-name="T42">(Perhaps by messing with the valentines messages.)</text:span></text:p>
      <text:p text:style-name="P59"/>
      <text:p text:style-name="P60">A game where part of your body disappears after you use it. <text:span text:style-name="T43">Fight a boss by erasing things on it.</text:span></text:p>
      <text:p text:style-name="P61"/>
      <text:p text:style-name="P62">A game where you try to hide/erase your past mistakes.</text:p>
      <text:p text:style-name="P62"/>
      <text:p text:style-name="P63">A game about body dismorphia where you try to hide/morph parts of your body in front of the mirror.</text:p>
      <text:p text:style-name="P63"/>
      <text:p text:style-name="P64">A game about a guy on valentines day trying to erase his memories/feelings for a former lover.</text:p>
      <text:p text:style-name="P64"/>
      <text:p text:style-name="P65">A game about cleaning windows so you can see what is on the other side.</text:p>
      <text:p text:style-name="P65"/>
      <text:p text:style-name="P66">A game about regression (like Benjamin Button) where you get weaker/younger as time goes on (perhaps traveling through time, trying to prevent/fix your past self’s mistakes) Back to the Future</text:p>
      <text:p text:style-name="P66"/>
      <text:p text:style-name="P67">Reverse Where’s Waldo – Look through old family photo album. Find where your Ex’s face is an erase it from the photo. (The face gets harder to spot as the game progresses, as your Ex begins to fade from your memory.)</text:p>
      <text:p text:style-name="P67"/>
      <text:p text:style-name="P68">A game where you eat food until it’s all gone <text:span text:style-name="T44">(snek)</text:span></text:p>
      <text:p text:style-name="P68"/>
      <text:p text:style-name="P68">Erase</text:p>
      <text:p text:style-name="P68">--puzzle platformer where you can erase things to reveal stuff</text:p>
      <text:p text:style-name="P68">--falling through the floor, erase parts of the level so that a ball can roll down a track to the finish.</text:p>
      <text:list text:style-name="L1">
        <text:list-item>
          <text:p text:style-name="P69"><text:span text:style-name="T45">bouncy ball</text:span></text:p>
        </text:list-item>
        <text:list-item>
          <text:p text:style-name="P70">erase pixels?</text:p>
        </text:list-item>
        <text:list-item>
          <text:p text:style-name="P71"><text:soft-page-break/>If the ball stops moving, you die</text:p>
        </text:list-item>
      </text:list>
      <text:p text:style-name="P72"/>
      <text:p text:style-name="P72"/>
      <text:p text:style-name="P73">A puzzle game where you have to erase things to progress.</text:p>
      <text:p text:style-name="P74">(Maybe you find keys that open certain passages.)</text:p>
      <text:p text:style-name="P75">(Sort of like a metroid-brainia type of game.)</text:p>
      <text:p text:style-name="P76">Erasing stuff unlocks new clues needed to proceed.</text:p>
      <text:p text:style-name="P77">(If you knew everything from the start—the game would be easy.)</text:p>
      <text:p text:style-name="P77"/>
      <text:p text:style-name="P78"/>
      <text:p text:style-name="P79">======================================================</text:p>
      <text:p text:style-name="P79"/>
      <text:p text:style-name="P80">Mixed Messages</text:p>
      <text:p text:style-name="P81">A game where you have to <text:span text:style-name="T46">erase letters to </text:span>decode the valentine’s day messages.</text:p>
      <text:p text:style-name="P81"><text:span text:style-name="T47">BE</text:span>NCH <text:span text:style-name="T47">MINE</text:span>D becomes BE MINE</text:p>
      <text:p text:style-name="P81"><text:span text:style-name="T47">I</text:span>GLOOS G<text:span text:style-name="T47">LOVE</text:span>S <text:span text:style-name="T47">YOU</text:span>R becomes I LOVE YOU </text:p>
      <text:p text:style-name="P53"/>
      <text:p text:style-name="P82">(Can draw lots of cute heart shaped candies and stuff like that.)</text:p>
      <text:p text:style-name="P82"/>
      <text:p text:style-name="P83">Other spins on the same thing:</text:p>
      <text:p text:style-name="P83"/>
      <text:p text:style-name="P84">Play as a school child going through your valentine’s candies. Change the messages on them by erasing letters / words to change their meaning.</text:p>
      <text:p text:style-name="P84"/>
      <text:p text:style-name="P85"><text:span text:style-name="T48">P</text:span>lay as an envious lover trying to erase their crush’s girlfriend/boyfriend so that they can be together. <text:span text:style-name="T42">(Perhaps by messing with the valentines messages.)</text:span></text:p>
      <text:p text:style-name="P85"/>
      <text:p text:style-name="P86">Can change X number of letters or add new letters.</text:p>
      <text:p text:style-name="P87">Maybe there is a specific message you are trying to recreate and have limited number of moves/turns to do it.</text:p>
      <text:p text:style-name="P82"/>
      <text:p text:style-name="P88">======================================================</text:p>
      <text:p text:style-name="P49"/>
      <text:p text:style-name="P89">Memento</text:p>
      <text:p text:style-name="P90">A game where the player is looking through their old photo albums. <text:span text:style-name="T49">Anytime you see a picture of your Ex you erase it from the photo (or maybe someone who has died/passed on from your life.)</text:span></text:p>
      <text:p text:style-name="P91">The face gets harder to spot as the game progresses, as your Ex begins to fade from your memory.</text:p>
      <text:p text:style-name="P92">(Where’s Waldo.)</text:p>
      <text:p text:style-name="P93"/>
      <text:p text:style-name="P94">======================================================</text:p>
      <text:p text:style-name="P17"/>
      <text:p text:style-name="P95">Windex</text:p>
      <text:p text:style-name="P96">A <text:span text:style-name="T50">chill / artsy </text:span>game about cleaning windows so you can see what is on the other side.</text:p>
      <text:p text:style-name="P96"/>
      <text:p text:style-name="P97">Other stuff:</text:p>
      <text:p text:style-name="P98">A corridor with depth that you walk down (into the screen.)</text:p>
      <text:p text:style-name="P96">Monty Hall problem <text:span text:style-name="T51">(erase your previous choice given new information?)</text:span></text:p>
      <text:p text:style-name="P96"><text:soft-page-break/></text:p>
      <text:p text:style-name="P99">======================================================</text:p>
      <text:p text:style-name="P99"/>
      <text:p text:style-name="P100">Imperfect</text:p>
      <text:p text:style-name="P101">A game about body dismorphia where you try to hide/morph parts of your body in front of the mirror.</text:p>
      <text:p text:style-name="P101"/>
      <text:p text:style-name="P101"/>
      <text:p text:style-name="P102">======================================================</text:p>
      <text:p text:style-name="P102"/>
      <text:p text:style-name="P103">Keep <text:span text:style-name="T52">Moving</text:span> Otherwise You Die</text:p>
      <text:p text:style-name="P104">--<text:span text:style-name="T53">you play as a ball that can roll around</text:span></text:p>
      <text:p text:style-name="P104">--<text:span text:style-name="T54">you can’t really control the ball, just the environment</text:span></text:p>
      <text:p text:style-name="P104">--<text:span text:style-name="T54">you have to erase things in the environment to keep the ball moving, otherwise you die</text:span></text:p>
      <text:p text:style-name="P104">--falling through the floor, erase parts of the level so that a ball can roll down a track to the finish.</text:p>
      <text:list text:continue-numbering="true" text:style-name="L1">
        <text:list-item>
          <text:p text:style-name="P105"><text:span text:style-name="T45">bouncy ball</text:span></text:p>
        </text:list-item>
        <text:list-item>
          <text:p text:style-name="P106">erase pixels?</text:p>
        </text:list-item>
        <text:list-item>
          <text:p text:style-name="P107">If the ball stops moving, you die</text:p>
        </text:list-item>
      </text:list>
      <text:p text:style-name="P108"/>
      <text:p text:style-name="P109">Winding Path</text:p>
      <text:p text:style-name="P110">Similar to above but left to right instead of top down.</text:p>
      <text:p text:style-name="P111">A train/ball on a track/path (from left to right) that keeps moving.</text:p>
      <text:p text:style-name="P111">You have to keep the train from crashing by switching the tracks off of dead ends.</text:p>
      <text:p text:style-name="P112">(When you do this it “erases” the dead ends.)</text:p>
      <text:p text:style-name="P112"/>
      <text:p text:style-name="P108"/>
      <text:p text:style-name="P113">======================================================</text:p>
      <text:p text:style-name="P113"/>
      <text:p text:style-name="P114">Basically Fortnite</text:p>
      <text:p text:style-name="P115">--you play on an island of some sort</text:p>
      <text:p text:style-name="P115">--as the game goes on the island / circle gets smaller (because it’s getting erased by enemies or something)</text:p>
      <text:p text:style-name="P115">--<text:span text:style-name="T55">try to survive or complete the objective before you get erased </text:span><text:span text:style-name="T56">off the island</text:span></text:p>
      <text:p text:style-name="P115"/>
      <text:p text:style-name="P116">======================================================</text:p>
      <text:p text:style-name="P116"/>
      <text:p text:style-name="P117"/>
      <text:p text:style-name="P118">When I Grow Up</text:p>
      <text:p text:style-name="P119">You play as a child who is asked what they want to be when they grow up.</text:p>
      <text:p text:style-name="P120">You give an answer.</text:p>
      <text:p text:style-name="P121">In the next scene you try that answer (maybe it was a musician, so you play a guitar or something.)</text:p>
      <text:p text:style-name="P121">Then you change your mind, and pick a new option.</text:p>
      <text:p text:style-name="P121">Keep picking until you get to the end where you find your true calling.</text:p>
      <text:p text:style-name="P122"/>
      <text:p text:style-name="P115"/>
      <text:p text:style-name="P1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Georgia, Times, 'Source Serif Pro', serif"/>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1pt" officeooo:rsid="004f6c1d" officeooo:paragraph-rsid="004f6c1d" style:font-size-asian="11pt" style:font-size-complex="11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Godot Wild Jam #78</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3T17:42:46.491000000</meta:creation-date>
    <dc:date>2025-02-14T17:35:44.713000000</dc:date>
    <meta:editing-duration>PT1H58M27S</meta:editing-duration>
    <meta:editing-cycles>182</meta:editing-cycles>
    <meta:generator>LibreOffice/24.8.4.2$Windows_X86_64 LibreOffice_project/bb3cfa12c7b1bf994ecc5649a80400d06cd71002</meta:generator>
    <meta:document-statistic meta:table-count="0" meta:image-count="0" meta:object-count="0" meta:page-count="7" meta:paragraph-count="211" meta:word-count="1686" meta:character-count="9946" meta:non-whitespace-character-count="8498"/>
  </office:meta>
</office:document-meta>
</file>